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DHCPv6 и его использование</text:p>
      <text:p text:style-name="P1"/>
      <text:p text:style-name="P2"><text:tab/>DHCPv6 — это сетевой протокол для конфигурации узлов версии 6 (IPv6)</text:p>
      <text:p text:style-name="P2"><text:tab/>Логика DHCPv6 совпадает с логикой DHCPv4. Но пожалуй единственное</text:p>
      <text:p text:style-name="P2">разумное применение DHCPv6 (RFC 3315) -- это получение параметров при удаленной загрузке.</text:p>
      <text:p text:style-name="P2"><text:tab/>Специально для обращения к DHCPv6-серверам и DHCPv6 relays стандартизированы два вида мультикаст -адресов: Link-local All DHCP Relay Agents and Servers (FF02::1:2) и Site-local All DHCP Servers (FF05::1:3).</text:p>
      <text:p text:style-name="P2"><text:tab/>Стандартный порт на стороне DHCPv6-сервера: UDP 547.</text:p>
      <text:p text:style-name="P2"><text:tab/>Стандартный порт на стороне DHCPv6-клиента: UDP 546.</text:p>
      <text:p text:style-name="P2"><text:tab/>Современные реализации TFTP поддерживают IPv6.</text:p>
      <text:p text:style-name="P2"><text:tab/>Обмен между DHCPv6-клиентом и DHCPv6-сервером рекомендуется защищать с помощью случайно генерируемого значения поля transaction-id (идентификатор в ответе должен совпадать с идентификатором в запросе).</text:p>
      <text:p text:style-name="P2"><text:tab/>DHCPv6 может использовать транспорт TCP.</text:p>
      <text:p text:style-name="P2"><text:tab/>Одно из расширений DHCPv6 позволяет создавать топологии с резервными DHCPv6-серверами (в DHCPv4 поддержка резервирования не заложена) Одни и те же DHCPv6-опции могут передаваться в обоих направлениях.</text:p>
      <text:p text:style-name="P2"><text:tab/>В отличие от DHCPv4-опций, DHCPv6-опции имеют сложный формат с</text:p>
      <text:p text:style-name="P2">вариативным количеством полей и подопций.</text:p>
      <text:p text:style-name="P2"><text:tab/>DHCPv6-клиент не обязан выполнять «предписания» DHCPv6-сервера, даже сам может «высказывать пожелания» о значениях некоторых параметров</text:p>
      <text:p text:style-name="P2">DHCPv6-серверу.</text:p>
      <text:p text:style-name="P2"><text:tab/>DHCPv6-клиент и DHCPv6-сервер должны иметь уникальные идентификаторы DUIDs (DHCP Unique IDentifiers), по которым они однозначно опознают друг друга.</text:p>
      <text:p text:style-name="P2"><text:tab/>DHCPv6 поддерживает аутентификацию сообщений.</text:p>
      <text:p text:style-name="P2"><text:tab/>DHCPv6-сервер способен выдавать как постоянные (по аналогии с</text:p>
      <text:p text:style-name="P2">динамическими адресами IPv4), так и вре'менные адреса.</text:p>
      <text:p text:style-name="P2"><text:tab/>Постоянные адреса имеют Valid Lifetime и Preferred Lifetime (по аналогии с SLAAC, с теми же зарезервированными значениями).</text:p>
      <text:p text:style-name="P2"><text:tab/>Для обеспечения выдачи и последующего сопровождения адресов, между</text:p>
      <text:p text:style-name="P2">DHCPv6-клиентом и DHCPv6-сервером создается ассоциация с уникальным</text:p>
      <text:p text:style-name="P2">идентификатором IAID (Identity Association IDentifier).</text:p>
      <text:p text:style-name="P2"><text:tab/>Параметра Lease Time как такового нет. Валидность выданных адресов</text:p>
      <text:p text:style-name="P2">контролируется двумя таймерами:</text:p>
      <text:p text:style-name="P2"><text:tab/>T1 -- интервал времени, начиная с приема REPLY, по истечении которого</text:p>
      <text:p text:style-name="P2">необходимо передать RENEW (рекомендуется T1 = 0,5 * Preferred Lifetime)</text:p>
      <text:p text:style-name="P2"><text:tab/>T2 -- интервал времени, начиная с приема REPLY, по истечении которого</text:p>
      <text:p text:style-name="P2">необходимо передать REBIND, если не поступило ответа на RENEW (рекомендуется</text:p>
      <text:p text:style-name="P2"><text:tab/>T1 = 0,8 * Preferred Lifetime).</text:p>
      <text:p text:style-name="P2"><text:soft-page-break/><text:tab/>Если не поступило ответа на REBIND, то по истечении Valid Lifetime адрес становится недействительным.</text:p>
      <text:p text:style-name="P2"><text:tab/>Кроме адресов, посредством DHCPv6 можно передавать префиксы подсетей -- могут использоваться DHCPv6-клиентом по своему усмотрению (например, их можно подставлять при вводе адресов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21:01.351223375</meta:creation-date>
    <dc:date>2023-05-13T15:24:00.391881991</dc:date>
    <meta:editing-duration>PT2M59S</meta:editing-duration>
    <meta:editing-cycles>1</meta:editing-cycles>
    <meta:document-statistic meta:table-count="0" meta:image-count="0" meta:object-count="0" meta:page-count="2" meta:paragraph-count="32" meta:word-count="336" meta:character-count="2643" meta:non-whitespace-character-count="2316"/>
    <meta:generator>LibreOffice/7.3.7.2$Linux_X86_64 LibreOffice_project/30$Build-2</meta:generator>
  </office:meta>
</office:document-meta>
</file>